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family="'Times New Roman'" style:font-style-name="Italic" style:font-family-generic="roman" style:font-pitch="variable" fo:font-size="11pt" style:font-size-asian="11pt" style:font-size-complex="11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'Times New Roman'" style:font-style-name="Italic" style:font-family-generic="roman" style:font-pitch="variable" fo:font-size="11pt" style:font-size-asian="11pt" style:font-size-complex="11pt"/>
    </style:style>
    <style:style style:name="T4" style:family="text">
      <style:text-properties style:text-position="-33% 58%" fo:font-family="'Times New Roman'" style:font-style-name="Italic" style:font-family-generic="roman" style:font-pitch="variable" fo:font-size="11pt" style:font-size-asian="11pt" style:font-size-complex="11pt"/>
    </style:style>
    <style:style style:name="T5" style:family="text">
      <style:text-properties fo:font-family="'Times New Roman'" style:font-style-name="Italic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family="'Times New Roman'" style:font-style-name="Italic" style:font-family-generic="roman" style:font-pitch="variable" fo:font-size="11pt" style:font-size-asian="11pt" style:font-size-complex="11pt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1pt" fo:font-style="normal" style:font-size-asian="11pt" style:font-style-asian="normal" style:font-size-complex="11pt" style:font-style-complex="normal"/>
    </style:style>
    <style:style style:name="T8" style:family="text">
      <style:text-properties style:text-position="-33% 58%" fo:font-family="'Times New Roman'" style:font-style-name="Italic" style:font-family-generic="roman" style:font-pitch="variable" fo:font-size="11pt" style:font-size-asian="11pt" style:font-size-complex="11pt"/>
    </style:style>
    <style:style style:name="T9" style:family="text">
      <style:text-properties fo:font-family="'Times New Roman'" style:font-style-name="Italic" style:font-family-generic="roman" style:font-pitch="variable"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889cm" svg:height="0.889cm" svg:x="9.531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72cm" svg:y1="4.873cm" svg:x2="9.531cm" svg:y2="4.873cm" draw:start-shape="id1" draw:start-glue-point="10" draw:end-shape="id2" draw:end-glue-point="6" svg:d="M7720 4873h1811">
          <text:p/>
        </draw:connector>
        <draw:connector draw:style-name="gr2" draw:text-style-name="P1" draw:layer="layout" draw:type="line" svg:x1="10.42cm" svg:y1="4.873cm" svg:x2="12.231cm" svg:y2="4.873cm" draw:start-shape="id2" draw:start-glue-point="10" draw:end-shape="id3" draw:end-glue-point="6" svg:d="M10420 4873h1811">
          <text:p/>
        </draw:connector>
        <draw:custom-shape draw:style-name="gr1" draw:text-style-name="P2" xml:id="id1" draw:id="id1" draw:layer="layout" svg:width="0.889cm" svg:height="0.889cm" svg:x="6.831cm" svg:y="4.429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12.231cm" svg:y="4.429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7cm" svg:height="3.859cm" svg:x="8.62cm" svg:y="5.389cm">
          <draw:text-box>
            <text:p text:style-name="P3"><text:span text:style-name="T2">P</text:span><text:span text:style-name="T3">(</text:span><text:span text:style-name="T2">y</text:span><text:span text:style-name="T4">1</text:span><text:span text:style-name="T3">|</text:span><text:span text:style-name="T2">x</text:span><text:span text:style-name="T4">1</text:span><text:span text:style-name="T3">)=1-</text:span><text:span text:style-name="T2">b</text:span><text:span text:style-name="T3">-</text:span><text:span text:style-name="T2">c</text:span></text:p>
            <text:p text:style-name="P3"><text:span text:style-name="T5">P</text:span><text:span text:style-name="T6">(</text:span><text:span text:style-name="T5">y</text:span><text:span text:style-name="T7">2</text:span><text:span text:style-name="T6">|</text:span><text:span text:style-name="T5">x</text:span><text:span text:style-name="T8">1</text:span><text:span text:style-name="T6">)=</text:span><text:span text:style-name="T5">c</text:span></text:p>
            <text:p text:style-name="P3"><text:span text:style-name="T5">P</text:span><text:span text:style-name="T6">(</text:span><text:span text:style-name="T5">y</text:span><text:span text:style-name="T7">3</text:span><text:span text:style-name="T6">|</text:span><text:span text:style-name="T5">x</text:span><text:span text:style-name="T8">1</text:span><text:span text:style-name="T6">)=</text:span><text:span text:style-name="T5">b</text:span></text:p>
            <text:p text:style-name="P3"><text:span text:style-name="T6"/></text:p>
            <text:p text:style-name="P3"><text:span text:style-name="T5">P</text:span><text:span text:style-name="T6">(</text:span><text:span text:style-name="T5">y</text:span><text:span text:style-name="T8">1</text:span><text:span text:style-name="T6">|</text:span><text:span text:style-name="T5">x</text:span><text:span text:style-name="T7">2</text:span><text:span text:style-name="T6">)=1-</text:span><text:span text:style-name="T5">b</text:span><text:span text:style-name="T6">-</text:span><text:span text:style-name="T5">d</text:span></text:p>
            <text:p text:style-name="P3"><text:span text:style-name="T5">P</text:span><text:span text:style-name="T6">(</text:span><text:span text:style-name="T5">y</text:span><text:span text:style-name="T7">2</text:span><text:span text:style-name="T6">|</text:span><text:span text:style-name="T5">x</text:span><text:span text:style-name="T7">2</text:span><text:span text:style-name="T6">)=</text:span><text:span text:style-name="T5">d</text:span></text:p>
            <text:p text:style-name="P3"><text:span text:style-name="T5">P</text:span><text:span text:style-name="T6">(</text:span><text:span text:style-name="T5">y</text:span><text:span text:style-name="T7">3</text:span><text:span text:style-name="T6">|</text:span><text:span text:style-name="T5">x</text:span><text:span text:style-name="T7">2</text:span><text:span text:style-name="T6">)=</text:span><text:span text:style-name="T5">b</text:span></text:p>
          </draw:text-box>
        </draw:frame>
        <draw:frame draw:style-name="gr4" draw:text-style-name="P4" draw:layer="layout" svg:width="2.339cm" svg:height="4.299cm" svg:x="11.52cm" svg:y="5.39cm">
          <draw:text-box>
            <text:p text:style-name="P3"><text:span text:style-name="T2">P</text:span><text:span text:style-name="T3">(</text:span><text:span text:style-name="T2">z</text:span><text:span text:style-name="T4">1</text:span><text:span text:style-name="T3">|</text:span><text:span text:style-name="T2">y</text:span><text:span text:style-name="T4">1</text:span><text:span text:style-name="T3">)=</text:span><text:span text:style-name="T2">e</text:span></text:p>
            <text:p text:style-name="P3"><text:span text:style-name="T5">P</text:span><text:span text:style-name="T6">(</text:span><text:span text:style-name="T5">z</text:span><text:span text:style-name="T7">2</text:span><text:span text:style-name="T6">|</text:span><text:span text:style-name="T5">y</text:span><text:span text:style-name="T8">1</text:span><text:span text:style-name="T6">)=</text:span><text:span text:style-name="T9">1-</text:span><text:span text:style-name="T5">e</text:span></text:p>
            <text:p text:style-name="P3"><text:span text:style-name="T6"/></text:p>
            <text:p text:style-name="P3"><text:span text:style-name="T5">P</text:span><text:span text:style-name="T6">(</text:span><text:span text:style-name="T5">z</text:span><text:span text:style-name="T8">1</text:span><text:span text:style-name="T6">|</text:span><text:span text:style-name="T5">y</text:span><text:span text:style-name="T7">2</text:span><text:span text:style-name="T6">)=</text:span><text:span text:style-name="T5">e</text:span></text:p>
            <text:p text:style-name="P3"><text:span text:style-name="T5">P</text:span><text:span text:style-name="T6">(</text:span><text:span text:style-name="T5">z</text:span><text:span text:style-name="T7">2</text:span><text:span text:style-name="T6">|</text:span><text:span text:style-name="T5">y</text:span><text:span text:style-name="T7">2</text:span><text:span text:style-name="T6">)=</text:span><text:span text:style-name="T9">1-</text:span><text:span text:style-name="T5">e</text:span></text:p>
            <text:p text:style-name="P3"><text:span text:style-name="T9"/></text:p>
            <text:p text:style-name="P3"><text:span text:style-name="T5">P</text:span><text:span text:style-name="T6">(</text:span><text:span text:style-name="T5">z</text:span><text:span text:style-name="T8">1</text:span><text:span text:style-name="T6">|</text:span><text:span text:style-name="T5">y</text:span><text:span text:style-name="T7">3</text:span><text:span text:style-name="T6">)=</text:span><text:span text:style-name="T5">f</text:span></text:p>
            <text:p text:style-name="P3"><text:span text:style-name="T5">P</text:span><text:span text:style-name="T6">(</text:span><text:span text:style-name="T5">z</text:span><text:span text:style-name="T7">2</text:span><text:span text:style-name="T6">|</text:span><text:span text:style-name="T5">y</text:span><text:span text:style-name="T7">3</text:span><text:span text:style-name="T6">)=</text:span><text:span text:style-name="T9">1-</text:span><text:span text:style-name="T5">f</text:span></text:p>
          </draw:text-box>
        </draw:frame>
        <draw:frame draw:style-name="gr3" draw:text-style-name="P4" draw:layer="layout" svg:width="2.022cm" svg:height="1.307cm" svg:x="6.32cm" svg:y="5.39cm">
          <draw:text-box>
            <text:p text:style-name="P3"><text:span text:style-name="T2">P</text:span><text:span text:style-name="T3">(</text:span><text:span text:style-name="T2">x</text:span><text:span text:style-name="T4">1</text:span><text:span text:style-name="T3">)=</text:span><text:span text:style-name="T2">a</text:span></text:p>
            <text:p text:style-name="P3"><text:span text:style-name="T5">P</text:span><text:span text:style-name="T6">(</text:span><text:span text:style-name="T5">x</text:span><text:span text:style-name="T7">2</text:span><text:span text:style-name="T6">)=1-</text:span><text:span text:style-name="T5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8-01T04:39:25.65</dc:date>
    <dc:creator>Loc Nguyen</dc:creator>
    <meta:editing-duration>PT32M57S</meta:editing-duration>
    <meta:editing-cycles>6</meta:editing-cycles>
    <meta:generator>OpenOffice/4.1.2$Win32 OpenOffice.org_project/412m3$Build-9782</meta:generator>
    <meta:document-statistic meta:object-count="8"/>
  </office:meta>
</office:document-meta>
</file>